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>
            <draw:frame table:end-cell-address="Sheet1.I17" table:end-x="0.601cm" table:end-y="0.059cm" draw:z-index="0" draw:style-name="gr1" svg:width="7.999cm" svg:height="7.018cm" svg:x="1.635cm" svg:y="0.325cm">
              <draw:object draw:notify-on-update-of-ranges="Sheet1.B11:Sheet1.B11 Sheet1.B12:Sheet1.B14 Sheet1.C11:Sheet1.C11 Sheet1.C12:Sheet1.C14 Sheet1.D11:Sheet1.D11 Sheet1.D12:Sheet1.D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/>
          <table:table-cell office:value-type="string">
            <text:p>Elab#2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eas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k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tthias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ael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ne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ooc:=SUM([.C3:.C8])" office:value-type="float" office:value="85">
            <text:p>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Elab#2</text:p>
          </table:table-cell>
          <table:table-cell office:value-type="string">
            <text:p>Real</text:p>
          </table:table-cell>
          <table:table-cell office:value-type="string">
            <text:p>Gepla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kumentation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I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rchitektur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ooc:=SUM([.C12:.C14])" office:value-type="float" office:value="85">
            <text:p>85</text:p>
          </table:table-cell>
          <table:table-cell table:formula="oooc:=SUM([.D12:.D14])" office:value-type="float" office:value="40">
            <text:p>40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2">
          <table:table-cell/>
          <table:table-cell office:value-type="string">
            <text:p>Const#1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eas</text:p>
          </table:table-cell>
          <table:table-cell office:value-type="float" office:value="15">
            <text:p>15</text:p>
          </table:table-cell>
          <table:table-cell/>
          <table:table-cell>
            <draw:frame table:end-cell-address="Sheet1.I37" table:end-x="0.379cm" table:end-y="0.13cm" draw:z-index="1" draw:style-name="gr1" svg:width="7.999cm" svg:height="6.999cm" svg:x="1.413cm" svg:y="0.396cm">
              <draw:object draw:notify-on-update-of-ranges="Sheet1.B29:Sheet1.B29 Sheet1.B30:Sheet1.B33 Sheet1.C29:Sheet1.C29 Sheet1.C30:Sheet1.C33 Sheet1.D29:Sheet1.D29 Sheet1.D30:Sheet1.D3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ristoph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k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tthia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a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ne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ooc:=SUM([.C21:.C26])" office:value-type="float" office:value="89">
            <text:p>8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Const#1</text:p>
          </table:table-cell>
          <table:table-cell office:value-type="string">
            <text:p>Real</text:p>
          </table:table-cell>
          <table:table-cell office:value-type="string">
            <text:p>Gepla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kumentation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I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ieren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en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ooc:=SUM([.C30:.C33])" office:value-type="float" office:value="89">
            <text:p>89</text:p>
          </table:table-cell>
          <table:table-cell table:formula="oooc:=SUM([.D30:.D33])" office:value-type="float" office:value="55">
            <text:p>55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2">
          <table:table-cell/>
          <table:table-cell office:value-type="string">
            <text:p>Const#2</text:p>
          </table:table-cell>
          <table:table-cell office:value-type="string">
            <text:p>Real</text:p>
          </table:table-cell>
          <table:table-cell/>
          <table:table-cell>
            <draw:frame table:end-cell-address="Sheet1.I56" table:end-x="0.416cm" table:end-y="0.438cm" draw:z-index="2" draw:style-name="gr1" svg:width="8.001cm" svg:height="6.986cm" svg:x="1.448cm" svg:y="0.284cm">
              <draw:object draw:notify-on-update-of-ranges="Sheet1.B50:Sheet1.B50 Sheet1.B51:Sheet1.B53 Sheet1.C50:Sheet1.C50 Sheet1.C51:Sheet1.C53 Sheet1.D50:Sheet1.D50 Sheet1.D51:Sheet1.D5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dreas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k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tthias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ael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n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ooc:=SUM([.C42:.C47])" office:value-type="float" office:value="77">
            <text:p>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Const#2</text:p>
          </table:table-cell>
          <table:table-cell office:value-type="string">
            <text:p>Real</text:p>
          </table:table-cell>
          <table:table-cell office:value-type="string">
            <text:p>Gepla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kumentation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ieren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en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ooc:=SUM([.C51:.C53])" office:value-type="float" office:value="77">
            <text:p>77</text:p>
          </table:table-cell>
          <table:table-cell table:formula="oooc:=SUM([.D51:.D53])" office:value-type="float" office:value="55">
            <text:p>55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2">
          <table:table-cell/>
          <table:table-cell office:value-type="string">
            <text:p>Const#3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eas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k</text:p>
          </table:table-cell>
          <table:table-cell office:value-type="float" office:value="18">
            <text:p>18</text:p>
          </table:table-cell>
          <table:table-cell/>
          <table:table-cell>
            <draw:frame table:end-cell-address="Sheet1.I78" table:end-x="0.639cm" table:end-y="0.379cm" draw:z-index="3" draw:style-name="gr1" svg:width="8.001cm" svg:height="6.987cm" svg:x="1.671cm" svg:y="0.205cm">
              <draw:object draw:notify-on-update-of-ranges="Sheet1.B69:Sheet1.B69 Sheet1.B70:Sheet1.B72 Sheet1.C69:Sheet1.C69 Sheet1.C70:Sheet1.C72 Sheet1.D69:Sheet1.D69 Sheet1.D70:Sheet1.D7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tthias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ael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ne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ooc:=SUM([.C61:.C66])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>
            <text:p>Const#3</text:p>
          </table:table-cell>
          <table:table-cell office:value-type="string">
            <text:p>Real</text:p>
          </table:table-cell>
          <table:table-cell office:value-type="string">
            <text:p>Gepla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kumentation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ieren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en</text:p>
          </table:table-cell>
          <table:table-cell table:formula="oooc:=[.C66]+[.C61]"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ooc:=SUM([.C70:.C72])" office:value-type="float" office:value="99">
            <text:p>99</text:p>
          </table:table-cell>
          <table:table-cell table:formula="oooc:=SUM([.D70:.D72])" office:value-type="float" office:value="55">
            <text:p>55</text:p>
          </table:table-cell>
          <table:table-cell table:number-columns-repeated="3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Sheet1.I97" table:end-x="1.335cm" table:end-y="0.189cm" draw:z-index="4" draw:style-name="gr1" svg:width="8.001cm" svg:height="6.949cm" svg:x="0.109cm" svg:y="0.034cm">
              <draw:object draw:notify-on-update-of-ranges="Sheet1.B92:Sheet1.B92 Sheet1.B93:Sheet1.B95 Sheet1.C92:Sheet1.C92 Sheet1.C93:Sheet1.C95 Sheet1.D92:Sheet1.D92 Sheet1.D93:Sheet1.D9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string">
            <text:p>Trans#1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rea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ristoph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minik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tthias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chael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ne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ooc:=SUM([.C84:.C89])" office:value-type="float" office:value="61">
            <text:p>6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rans#1</text:p>
          </table:table-cell>
          <table:table-cell office:value-type="string">
            <text:p>Real</text:p>
          </table:table-cell>
          <table:table-cell office:value-type="string">
            <text:p>Gepla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kumentation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ieren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en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ooc:=SUM([.C93:.C95])" office:value-type="float" office:value="61">
            <text:p>61</text:p>
          </table:table-cell>
          <table:table-cell table:formula="oooc:=SUM([.D93:.D95])" office:value-type="float" office:value="55">
            <text:p>55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2">
          <table:table-cell/>
          <table:table-cell/>
          <table:table-cell office:value-type="string">
            <text:p>Elab#2</text:p>
          </table:table-cell>
          <table:table-cell office:value-type="string">
            <text:p>Const#1</text:p>
          </table:table-cell>
          <table:table-cell office:value-type="string">
            <text:p>Const#2</text:p>
          </table:table-cell>
          <table:table-cell office:value-type="string">
            <text:p>Const#3</text:p>
          </table:table-cell>
          <table:table-cell office:value-type="string">
            <text:p>Trans#1</text:p>
          </table:table-cell>
        </table:table-row>
        <table:table-row table:style-name="ro1">
          <table:table-cell/>
          <table:table-cell office:value-type="string">
            <text:p>Dokumentation/PM Real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Dokumentation/PM Geplant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Implementieren Rea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Implementieren Geplan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Testen Real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Testen Geplant</text:p>
          </table:table-cell>
          <table:table-cell office:value-type="float" office:value="0">
            <text:p>0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Gesamtaufwand</text:p>
          </table:table-cell>
          <table:table-cell table:formula="oooc:=[.C102]+[.C104]+[.C106]" office:value-type="float" office:value="85">
            <text:p>85</text:p>
          </table:table-cell>
          <table:table-cell table:formula="oooc:=[.D102]+[.D104]+[.D106]" office:value-type="float" office:value="89">
            <text:p>89</text:p>
          </table:table-cell>
          <table:table-cell table:formula="oooc:=[.E102]+[.E104]+[.E106]" office:value-type="float" office:value="77">
            <text:p>77</text:p>
          </table:table-cell>
          <table:table-cell table:formula="oooc:=[.F102]+[.F104]+[.F106]" office:value-type="float" office:value="105">
            <text:p>105</text:p>
          </table:table-cell>
          <table:table-cell table:formula="oooc:=[.G102]+[.G104]+[.G106]" office:value-type="float" office:value="61">
            <text:p>6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>
            <draw:frame table:end-cell-address="Sheet1.H142" table:end-x="1.913cm" table:end-y="0.314cm" draw:z-index="5" draw:style-name="gr1" svg:width="18.567cm" svg:height="13.789cm" svg:x="2.091cm" svg:y="0.073cm">
              <draw:object draw:notify-on-update-of-ranges="Sheet1.B101:Sheet1.B101 Sheet1.C101:Sheet1.G101 Sheet1.B102:Sheet1.B102 Sheet1.C102:Sheet1.G102 Sheet1.B103:Sheet1.B103 Sheet1.C103:Sheet1.G103 Sheet1.B104:Sheet1.B104 Sheet1.C104:Sheet1.G104 Sheet1.B105:Sheet1.B105 Sheet1.C105:Sheet1.G105 Sheet1.B106:Sheet1.B106 Sheet1.C106:Sheet1.G106 Sheet1.B107:Sheet1.B107 Sheet1.C107:Sheet1.G10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30">
          <table:table-cell table:number-columns-repeated="7"/>
        </table:table-row>
        <table:table-row table:style-name="ro1">
          <table:table-cell>
            <draw:frame table:end-cell-address="Sheet1.H158" table:end-x="1.857cm" table:end-y="0.439cm" draw:z-index="6" draw:style-name="gr1" svg:width="18.371cm" svg:height="6.999cm" svg:x="2.231cm" svg:y="0.214cm">
              <draw:object draw:notify-on-update-of-ranges="Sheet1.B101:Sheet1.B101 Sheet1.C101:Sheet1.G101 Sheet1.B108:Sheet1.B108 Sheet1.C108:Sheet1.G10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7">07.06.2008</text:date>, <text:time>12:1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mat</dc:creator>
    <dc:date>2008-06-07T12:14:15</dc:date>
    <meta:editing-cycles>8</meta:editing-cycles>
    <meta:editing-duration>PT1H11M53S</meta:editing-duration>
    <meta:user-defined meta:name="Info 1"/>
    <meta:user-defined meta:name="Info 2"/>
    <meta:user-defined meta:name="Info 3"/>
    <meta:user-defined meta:name="Info 4"/>
    <meta:document-statistic meta:table-count="1" meta:cell-count="19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.019cm" chart:class="chart:bar" chart:style-name="ch1">
        <chart:legend chart:legend-position="end" svg:x="6.213cm" svg:y="2.988cm" chart:style-name="ch2"/>
        <chart:plot-area chart:style-name="ch3" table:cell-range-address="Sheet1.B11:Sheet1.D14" chart:data-source-has-labels="both" svg:x="0.16cm" svg:y="0.14cm" svg:width="5.892cm" svg:height="6.5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Sheet1.B12:Sheet1.B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12:Sheet1.C14" chart:label-cell-address="Sheet1.C11:Sheet1.C11" chart:class="chart:bar">
            <chart:data-point chart:repeated="3"/>
          </chart:series>
          <chart:series chart:style-name="ch8" chart:values-cell-range-address="Sheet1.D12:Sheet1.D14" chart:label-cell-address="Sheet1.D11:Sheet1.D1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Geplant</text:p>
              </table:table-cell>
            </table:table-row>
          </table:table-header-rows>
          <table:table-rows>
            <table:table-row>
              <table:table-cell office:value-type="string">
                <text:p>Dokumentation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UI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rchitektur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legend chart:legend-position="end" svg:x="6.213cm" svg:y="2.979cm" chart:style-name="ch2"/>
        <chart:plot-area chart:style-name="ch3" table:cell-range-address="Sheet1.B29:Sheet1.D33" chart:data-source-has-labels="both" svg:x="0.16cm" svg:y="0.14cm" svg:width="5.892cm" svg:height="6.57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Sheet1.B30:Sheet1.B3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30:Sheet1.C33" chart:label-cell-address="Sheet1.C29:Sheet1.C29" chart:class="chart:bar">
            <chart:data-point chart:repeated="4"/>
          </chart:series>
          <chart:series chart:style-name="ch8" chart:values-cell-range-address="Sheet1.D30:Sheet1.D33" chart:label-cell-address="Sheet1.D29:Sheet1.D2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Geplant</text:p>
              </table:table-cell>
            </table:table-row>
          </table:table-header-rows>
          <table:table-rows>
            <table:table-row>
              <table:table-cell office:value-type="string">
                <text:p>Dokumentation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UI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mplementieren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esten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7cm" chart:class="chart:bar" chart:style-name="ch1">
        <chart:legend chart:legend-position="end" svg:x="6.214cm" svg:y="2.972cm" chart:style-name="ch2"/>
        <chart:plot-area chart:style-name="ch3" table:cell-range-address="Sheet1.B50:Sheet1.D53" chart:data-source-has-labels="both" svg:x="0.16cm" svg:y="0.139cm" svg:width="5.894cm" svg:height="6.5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Sheet1.B51:Sheet1.B5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51:Sheet1.C53" chart:label-cell-address="Sheet1.C50:Sheet1.C50" chart:class="chart:bar">
            <chart:data-point chart:repeated="3"/>
          </chart:series>
          <chart:series chart:style-name="ch8" chart:values-cell-range-address="Sheet1.D51:Sheet1.D53" chart:label-cell-address="Sheet1.D50:Sheet1.D5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Geplant</text:p>
              </table:table-cell>
            </table:table-row>
          </table:table-header-rows>
          <table:table-rows>
            <table:table-row>
              <table:table-cell office:value-type="string">
                <text:p>Dokumentation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Implementieren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esten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6.214cm" svg:y="2.973cm" chart:style-name="ch2"/>
        <chart:plot-area chart:style-name="ch3" table:cell-range-address="Sheet1.B69:Sheet1.D72" chart:data-source-has-labels="both" svg:x="0.16cm" svg:y="0.139cm" svg:width="5.894cm" svg:height="6.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Sheet1.B70:Sheet1.B7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70:Sheet1.C72" chart:label-cell-address="Sheet1.C69:Sheet1.C69" chart:class="chart:bar">
            <chart:data-point chart:repeated="3"/>
          </chart:series>
          <chart:series chart:style-name="ch8" chart:values-cell-range-address="Sheet1.D70:Sheet1.D72" chart:label-cell-address="Sheet1.D69:Sheet1.D69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Geplant</text:p>
              </table:table-cell>
            </table:table-row>
          </table:table-header-rows>
          <table:table-rows>
            <table:table-row>
              <table:table-cell office:value-type="string">
                <text:p>Dokumentation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Implementieren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esten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ff420e" dr3d:edge-rounding="5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5cm" chart:class="chart:bar" chart:style-name="ch1">
        <chart:legend chart:legend-position="end" svg:x="6.214cm" svg:y="2.954cm" chart:style-name="ch2"/>
        <chart:plot-area chart:style-name="ch3" table:cell-range-address="Sheet1.B92:Sheet1.D95" chart:data-source-has-labels="both" svg:x="0.16cm" svg:y="0.139cm" svg:width="5.894cm" svg:height="6.5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Sheet1.B93:Sheet1.B9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93:Sheet1.C95" chart:label-cell-address="Sheet1.C92:Sheet1.C92" chart:class="chart:bar">
            <chart:data-point chart:repeated="3"/>
          </chart:series>
          <chart:series chart:style-name="ch8" chart:values-cell-range-address="Sheet1.D93:Sheet1.D95" chart:label-cell-address="Sheet1.D92:Sheet1.D9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Geplant</text:p>
              </table:table-cell>
            </table:table-row>
          </table:table-header-rows>
          <table:table-rows>
            <table:table-row>
              <table:table-cell office:value-type="string">
                <text:p>Dokumentation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Implementieren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este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0084d1" draw:fill-color="#0084d1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color="#7e0021" draw:fill-color="#7e0021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color="#c5000b" draw:fill-color="#c5000b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color="#006b6b" draw:fill-color="#006b6b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8.568cm" svg:height="13.79cm" chart:class="chart:line" chart:style-name="ch1">
        <chart:legend chart:legend-position="end" svg:x="14.188cm" svg:y="5.52cm" chart:style-name="ch2"/>
        <chart:plot-area chart:style-name="ch3" table:cell-range-address="Sheet1.B101:Sheet1.G107" chart:data-source-has-labels="both" svg:x="0.371cm" svg:y="0.275cm" svg:width="13.446cm" svg:height="12.964cm">
          <chart:axis chart:dimension="x" chart:name="primary-x" chart:style-name="ch4">
            <chart:categories table:cell-range-address="Sheet1.C101:Sheet1.G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02:Sheet1.G102" chart:label-cell-address="Sheet1.B102:Sheet1.B102" chart:class="chart:line">
            <chart:data-point chart:repeated="5"/>
          </chart:series>
          <chart:series chart:style-name="ch7" chart:values-cell-range-address="Sheet1.C103:Sheet1.G103" chart:label-cell-address="Sheet1.B103:Sheet1.B103" chart:class="chart:line">
            <chart:data-point chart:repeated="5"/>
          </chart:series>
          <chart:series chart:style-name="ch8" chart:values-cell-range-address="Sheet1.C104:Sheet1.G104" chart:label-cell-address="Sheet1.B104:Sheet1.B104" chart:class="chart:line">
            <chart:data-point chart:repeated="5"/>
          </chart:series>
          <chart:series chart:style-name="ch9" chart:values-cell-range-address="Sheet1.C105:Sheet1.G105" chart:label-cell-address="Sheet1.B105:Sheet1.B105" chart:class="chart:line">
            <chart:data-point chart:repeated="5"/>
          </chart:series>
          <chart:series chart:style-name="ch10" chart:values-cell-range-address="Sheet1.C106:Sheet1.G106" chart:label-cell-address="Sheet1.B106:Sheet1.B106" chart:class="chart:line">
            <chart:data-point chart:repeated="5"/>
          </chart:series>
          <chart:series chart:style-name="ch11" chart:values-cell-range-address="Sheet1.C107:Sheet1.G107" chart:label-cell-address="Sheet1.B107:Sheet1.B10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b#2</text:p>
              </table:table-cell>
              <table:table-cell office:value-type="string">
                <text:p>Const#1</text:p>
              </table:table-cell>
              <table:table-cell office:value-type="string">
                <text:p>Const#2</text:p>
              </table:table-cell>
              <table:table-cell office:value-type="string">
                <text:p>Const#3</text:p>
              </table:table-cell>
              <table:table-cell office:value-type="string">
                <text:p>Trans#1</text:p>
              </table:table-cell>
            </table:table-row>
          </table:table-header-rows>
          <table:table-rows>
            <table:table-row>
              <table:table-cell office:value-type="string">
                <text:p>Dokumentation/PM Real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Dokumentation/PM Geplant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Implementieren Real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mplementieren Geplant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esten Real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esten Geplant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8.372cm" svg:height="7cm" chart:class="chart:line" chart:style-name="ch1">
        <chart:legend chart:legend-position="end" svg:x="15.213cm" svg:y="3.193cm" chart:style-name="ch2"/>
        <chart:plot-area chart:style-name="ch3" table:cell-range-address="Sheet1.B101:Sheet1.G101 Sheet1.B108:Sheet1.G108" chart:data-source-has-labels="both" svg:x="0.367cm" svg:y="0.14cm" svg:width="14.479cm" svg:height="6.579cm">
          <chart:axis chart:dimension="x" chart:name="primary-x" chart:style-name="ch4">
            <chart:categories table:cell-range-address="Sheet1.C101:Sheet1.G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08:Sheet1.G108" chart:label-cell-address="Sheet1.B108:Sheet1.B108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b#2</text:p>
              </table:table-cell>
              <table:table-cell office:value-type="string">
                <text:p>Const#1</text:p>
              </table:table-cell>
              <table:table-cell office:value-type="string">
                <text:p>Const#2</text:p>
              </table:table-cell>
              <table:table-cell office:value-type="string">
                <text:p>Const#3</text:p>
              </table:table-cell>
              <table:table-cell office:value-type="string">
                <text:p>Trans#1</text:p>
              </table:table-cell>
            </table:table-row>
          </table:table-header-rows>
          <table:table-rows>
            <table:table-row>
              <table:table-cell office:value-type="string">
                <text:p>Gesamtaufwand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